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ef71"/>
    </style:style>
    <style:style style:name="P2" style:family="paragraph" style:parent-style-name="Standard" style:master-page-name="Standard">
      <style:paragraph-properties style:page-number="auto"/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 style:font-weight-complex="bold"/>
    </style:style>
    <style:style style:name="T3" style:family="text">
      <style:text-properties fo:language="en" fo:country="US" officeooo:rsid="0018ef71" style:font-weight-complex="bold"/>
    </style:style>
    <style:style style:name="T4" style:family="text">
      <style:text-properties fo:language="en" fo:country="US" officeooo:rsid="001a8d55" style:font-weight-complex="bold"/>
    </style:style>
    <style:style style:name="T5" style:family="text">
      <style:text-properties officeooo:rsid="001a8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tre au comparatif</text:p>
      <text:p text:style-name="Standard"><text:span text:style-name="T1"><text:line-break/></text:span><text:span text:style-name="T2">1. He is </text:span><text:span text:style-name="T3">older</text:span><text:span text:style-name="T2">(+old) </text:span><text:span text:style-name="T3">than</text:span><text:span text:style-name="T2"> Jane.<text:line-break/><text:line-break/>2. She is </text:span><text:span text:style-name="T3">as intelligent (</text:span><text:span text:style-name="T4">=</text:span><text:span text:style-name="T2">intelligent) </text:span><text:span text:style-name="T3">a</text:span><text:span text:style-name="T4">s</text:span><text:span text:style-name="T2"> Tom.<text:line-break/><text:line-break/>3. Your bag is </text:span><text:span text:style-name="T3">as big</text:span><text:span text:style-name="T2"> (=big) </text:span><text:span text:style-name="T3">as</text:span><text:span text:style-name="T2"> mine.<text:line-break/><text:line-break/>4. This exercise is </text:span><text:span text:style-name="T3">easier</text:span><text:span text:style-name="T2"> (easy) </text:span><text:span text:style-name="T3">than </text:span><text:span text:style-name="T2">that one.<text:line-break/><text:line-break/>5. The weather is </text:span><text:span text:style-name="T3">better (</text:span><text:span text:style-name="T4">+</text:span><text:span text:style-name="T2">good) today.<text:line-break/><text:line-break/>6. You've got </text:span><text:span text:style-name="T3">more delicious </text:span><text:span text:style-name="T2"><text:s/>(+delicious) sweets </text:span><text:span text:style-name="T3">than</text:span><text:span text:style-name="T2"> she has.<text:line-break/><text:line-break/>7. Peter is </text:span><text:span text:style-name="T3">less fast</text:span><text:span text:style-name="T2"> (-fast) </text:span><text:span text:style-name="T3">than</text:span><text:span text:style-name="T2"> Tony.<text:line-break/><text:line-break/>8. You should bring </text:span><text:span text:style-name="T3">hotter</text:span><text:span text:style-name="T2"> (+hot) dishes.<text:line-break/><text:line-break/>9. Your cake is </text:span><text:span text:style-name="T3">worse</text:span><text:span text:style-name="T2"> (+bad) </text:span><text:span text:style-name="T3">than </text:span><text:span text:style-name="T2">mine.<text:line-break/></text:span><text:bookmark text:name="_GoBack"/></text:p>
      <text:p text:style-name="P3">Mettre au double comparatif  (de plus en plus, de moins en moins)</text:p>
      <text:p text:style-name="Standard"><text:span text:style-name="T2">1. He gets </text:span><text:span text:style-name="T3">less and less boring</text:span><text:span text:style-name="T2"> (- boring). <text:line-break/>2. This book is getting </text:span><text:span text:style-name="T3">more and more interesting</text:span><text:span text:style-name="T2"> (+interesting). <text:line-break/>3. My daughter's English results are getting </text:span><text:span text:style-name="T3">worse and worse</text:span><text:span text:style-name="T2"> (+bad). <text:line-break/>4. Sally arrives </text:span><text:span text:style-name="T3">later and later</text:span><text:span text:style-name="T2"> (+late) at work. <text:line-break/>5. The weather is getting </text:span><text:span text:style-name="T3">more and more beautiful</text:span><text:span text:style-name="T2"> (+beautiful). <text:line-break/>6. Your room is getting </text:span><text:span text:style-name="T3">messier and messier </text:span><text:span text:style-name="T2"><text:s/>(+messy). <text:line-break/>7. Milk is getting </text:span><text:span text:style-name="T3">less and less expensive</text:span><text:span text:style-name="T2"> (-expensive). <text:line-break/>8. I think films are getting </text:span><text:span text:style-name="T3">more and more violent </text:span><text:span text:style-name="T2"><text:s/>(+violent). <text:line-break/>9. It's getting </text:span><text:span text:style-name="T3">more and more difficult</text:span><text:span text:style-name="T2"> (difficult) to see him. <text:line-break/>10. He is getting </text:span><text:span text:style-name="T3">less and less busy</text:span><text:span text:style-name="T2"> (-busy) at the moment. <text:line-break/>11. I saw him yesterday. He feels </text:span><text:span text:style-name="T3">better and better</text:span><text:span text:style-name="T2"> (+good).</text:span></text:p>
      <text:p text:style-name="P1"><text:span text:style-name="T2">12. English is now the international language, that's why </text:span><text:span text:style-name="T3">more and more</text:span><text:span text:style-name="T2"> people speak English.(+)<text:line-break/>13. The influence of France is not as strong as it used to be, that's why </text:span><text:span text:style-name="T3">less and less </text:span><text:span text:style-name="T2"><text:s/>people learn French.</text:span><text:span text:style-name="T3">(too bad!)</text:span><text:span text:style-name="T2"> (-) 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amoure_admin</meta:initial-creator>
    <meta:editing-cycles>3</meta:editing-cycles>
    <meta:creation-date>2020-03-15T21:59:00</meta:creation-date>
    <dc:date>2020-03-17T09:23:31.710527000</dc:date>
    <meta:editing-duration>PT17M18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5" meta:word-count="238" meta:character-count="1373" meta:non-whitespace-character-count="11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